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acmp" style:family="table">
      <style:table-properties style:width="6.9271in" fo:margin-left="0in" fo:margin-right="-0.0021in" table:align="margins"/>
    </style:style>
    <style:style style:name="acmp.A" style:family="table-column">
      <style:table-column-properties style:column-width="0.2708in" style:rel-column-width="390*"/>
    </style:style>
    <style:style style:name="acmp.B" style:family="table-column">
      <style:table-column-properties style:column-width="6.6563in" style:rel-column-width="9585*"/>
    </style:style>
    <style:style style:name="acmp.A1" style:family="table-cell">
      <style:table-cell-properties fo:padding="0.0382in" fo:border-left="0.0007in solid #000000" fo:border-right="none" fo:border-top="0.0007in solid #000000" fo:border-bottom="0.0007in solid #000000"/>
    </style:style>
    <style:style style:name="acmp.B1" style:family="table-cell">
      <style:table-cell-properties fo:padding="0.0382in" fo:border-left="none" fo:border-right="0.0007in solid #000000" fo:border-top="0.0007in solid #000000"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2708in" style:rel-column-width="390*"/>
    </style:style>
    <style:style style:name="Table1.B" style:family="table-column">
      <style:table-column-properties style:column-width="6.6563in" style:rel-column-width="958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2708in" style:rel-column-width="390*"/>
    </style:style>
    <style:style style:name="Table2.B" style:family="table-column">
      <style:table-column-properties style:column-width="6.6563in" style:rel-column-width="958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0.0007in solid #000000" fo:border-top="0.0007in solid #000000"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2708in" style:rel-column-width="390*"/>
    </style:style>
    <style:style style:name="Table3.B" style:family="table-column">
      <style:table-column-properties style:column-width="6.6563in" style:rel-column-width="958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0.0007in solid #000000" fo:border-top="0.0007in solid #000000"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2708in" style:rel-column-width="390*"/>
    </style:style>
    <style:style style:name="Table4.B" style:family="table-column">
      <style:table-column-properties style:column-width="6.6563in" style:rel-column-width="958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0.0007in solid #000000" fo:border-top="0.0007in solid #000000" fo:border-bottom="0.0007in solid #000000"/>
    </style:style>
    <style:style style:name="P1" style:family="paragraph" style:parent-style-name="Table_20_Contents">
      <style:paragraph-properties fo:text-align="start" style:justify-single-word="false"/>
      <style:text-properties style:font-name="DejaVu Sans Mono" fo:font-size="10pt" style:font-size-asian="10pt" style:font-size-complex="10pt"/>
    </style:style>
    <style:style style:name="P2" style:family="paragraph" style:parent-style-name="Standard">
      <style:paragraph-properties fo:text-align="center" style:justify-single-word="false"/>
      <style:text-properties style:font-name="DejaVu Serif" fo:font-size="32pt" style:text-underline-style="none"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DejaVu Serif" fo:font-size="64pt" style:text-underline-style="solid" style:text-underline-width="auto" style:text-underline-color="font-color" fo:font-weight="bold" style:font-size-asian="64pt" style:font-weight-asian="bold" style:font-size-complex="64pt" style:font-weight-complex="bold"/>
    </style:style>
    <style:style style:name="P4" style:family="paragraph" style:parent-style-name="Standard">
      <style:paragraph-properties fo:text-align="center" style:justify-single-word="false"/>
      <style:text-properties style:font-name="DejaVu Serif" fo:font-size="64pt" fo:font-style="italic" style:text-underline-style="solid" style:text-underline-width="auto" style:text-underline-color="font-color" fo:font-weight="bold" style:font-size-asian="64pt" style:font-style-asian="italic" style:font-weight-asian="bold" style:font-size-complex="64pt" style:font-style-complex="italic" style:font-weight-complex="bold"/>
    </style:style>
    <style:style style:name="P5" style:family="paragraph" style:parent-style-name="Standard">
      <style:paragraph-properties fo:text-align="center" style:justify-single-word="false"/>
      <style:text-properties style:font-name="DejaVu Serif" fo:font-size="16pt" fo:font-style="normal" style:text-underline-style="none" fo:font-weight="normal" style:font-size-asian="16pt" style:font-style-asian="normal" style:font-weight-asian="normal" style:font-size-complex="16pt" style:font-style-complex="normal" style:font-weight-complex="normal"/>
    </style:style>
    <style:style style:name="P6" style:family="paragraph" style:parent-style-name="Text_20_body">
      <style:paragraph-properties fo:text-align="start"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P7" style:family="paragraph" style:parent-style-name="Text_20_body" style:list-style-name="L1">
      <style:paragraph-properties fo:text-align="start"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P8" style:family="paragraph" style:parent-style-name="Text_20_body">
      <style:paragraph-properties fo:text-align="center"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P9" style:family="paragraph" style:parent-style-name="Text_20_body">
      <style:paragraph-properties fo:text-align="start" style:justify-single-word="false"/>
      <style:text-properties style:font-name="DejaVu Serif" fo:font-size="16pt" style:font-size-asian="16pt" style:font-size-complex="16pt"/>
    </style:style>
    <style:style style:name="P10" style:family="paragraph" style:parent-style-name="Text_20_body">
      <style:paragraph-properties fo:text-align="start" style:justify-single-word="false"/>
      <style:text-properties style:font-name="DejaVu Serif" fo:font-size="16pt" fo:font-weight="bold" style:font-size-asian="16pt" style:font-weight-asian="bold" style:font-size-complex="16pt" style:font-weight-complex="bold"/>
    </style:style>
    <style:style style:name="P11" style:family="paragraph" style:parent-style-name="Text_20_body">
      <style:paragraph-properties fo:text-align="center" style:justify-single-word="false"/>
      <style:text-properties style:font-name="DejaVu Serif" fo:font-size="10pt" fo:font-style="normal" style:text-underline-style="none" fo:font-weight="bold" style:font-size-asian="10pt" style:font-style-asian="normal" style:font-weight-asian="bold" style:font-size-complex="10pt" style:font-style-complex="normal" style:font-weight-complex="bold"/>
    </style:style>
    <style:style style:name="P12" style:family="paragraph" style:parent-style-name="Text_20_body">
      <style:paragraph-properties fo:text-align="start" style:justify-single-word="false"/>
      <style:text-properties style:font-name="DejaVu Serif" fo:font-size="10pt" fo:font-style="normal" style:text-underline-style="none" fo:font-weight="bold" style:font-size-asian="10pt" style:font-style-asian="normal" style:font-weight-asian="bold" style:font-size-complex="10pt" style:font-style-complex="normal" style:font-weight-complex="bold"/>
    </style:style>
    <style:style style:name="P13" style:family="paragraph" style:parent-style-name="Text_20_body">
      <style:paragraph-properties fo:text-align="center" style:justify-single-word="false"/>
      <style:text-properties style:font-name="DejaVu Serif" fo:font-size="32pt" fo:font-style="normal" style:text-underline-style="none" fo:font-weight="bold" style:font-size-asian="32pt" style:font-style-asian="normal" style:font-weight-asian="bold" style:font-size-complex="3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6pt" style:text-underline-style="none" fo:font-weight="normal" style:font-size-asian="16pt" style:font-weight-asian="normal" style:font-size-complex="16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CreSP/I</text:p>
      <text:p text:style-name="P4"><text:span text:style-name="T3">\kri-sp-y\</text:span></text:p>
      <text:p text:style-name="P3"><text:span text:style-name="T3"/></text:p>
      <text:p text:style-name="P5">The <text:span text:style-name="T1">Cre</text:span>stlength <text:span text:style-name="T1">S</text:span>torage <text:span text:style-name="T1">P</text:span>rotocol/<text:span text:style-name="T1">I</text:span>nterfac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Copyright (c) 2016, Charles Thompson &lt;<text:a xlink:type="simple" xlink:href="mailto:chmithbiz@gmail.com" text:style-name="Internet_20_link" text:visited-style-name="Visited_20_Internet_20_Link">chmithbiz@gmail.com</text:a>&gt;</text:p>
      <text:p text:style-name="P6"/>
      <text:p text:style-name="P9">Permission to use, copy, modify, and/or distribute this software for any purpose with or without fee is hereby granted, provided that the above copyright notice and this permission notice appear in all copies. </text:p>
      <text:p text:style-name="P10">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How CreSP/I Works</text:p>
      <text:p text:style-name="P12"><text:tab/><text:span text:style-name="T2">The </text:span>Cre<text:span text:style-name="T2">stlength </text:span>S<text:span text:style-name="T2">torage </text:span>P<text:span text:style-name="T2">rotocol and </text:span>I<text:span text:style-name="T2">nterface encodes bytes by creating a square wave in which the length of the crest determines the value. The encoded data starts with a leader which gives the minimum crestlength (a crestlength that is equivalent to the value zero). The leader is ended with the maximum crestlength (255x the length of the minimum crestlength) and henceforth the data is read until the end of recording.</text:span></text:p>
      <text:p text:style-name="P12"><text:span text:style-name="T2"><text:tab/>In case it has not been inferred already, each byte is equal to the crestlength divided by the minimum crestlength.</text:span></text:p>
      <text:p text:style-name="P13">Programs Provided</text:p>
      <text:list xml:id="list1148456707713211387" text:style-name="L1">
        <text:list-item>
          <text:p text:style-name="P7">acmp<text:span text:style-name="T2"> – optimizes data for CreSP/I storage.</text:span></text:p>
        </text:list-item>
        <text:list-item>
          <text:p text:style-name="P7">adec<text:span text:style-name="T2"> – processes data that has been optimized for CreSP/I storage; undoes the work of acmp.</text:span></text:p>
        </text:list-item>
        <text:list-item>
          <text:p text:style-name="P7">a2f<text:span text:style-name="T2"> – reads CreSP/I encoded data from raw unsigned 8-bit PCM files.</text:span></text:p>
        </text:list-item>
        <text:list-item>
          <text:p text:style-name="P7">f2a<text:span text:style-name="T2"> – encodes data into CreSP/I and writes it to raw unsigned 8-bit PCM files.</text:span></text:p>
        </text:list-item>
      </text:list>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13"><text:soft-page-break/>acmp</text:p>
      <text:p text:style-name="P8"><text:span text:style-name="T2">pre-</text:span>a<text:span text:style-name="T2">udio </text:span>c<text:span text:style-name="T2">o</text:span>mp<text:span text:style-name="T2">utation</text:span></text:p>
      <text:p text:style-name="P11"><text:span text:style-name="T2">optimizes data for CreSP/I by representing the most common values with the lowest values</text:span></text:p>
      <table:table table:name="acmp" table:style-name="acmp">
        <table:table-column table:style-name="acmp.A"/>
        <table:table-column table:style-name="acmp.B"/>
        <table:table-row>
          <table:table-cell table:style-name="acmp.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able:table-cell>
          <table:table-cell table:style-name="acmp.B1" office:value-type="string">
            <text:p text:style-name="P1">#include “common.h”</text:p>
            <text:p text:style-name="P1"></text:p>
            <text:p text:style-name="P1">int main( void )</text:p>
            <text:p text:style-name="P1">{</text:p>
            <text:p text:style-name="P1"><text:s text:c="4"/>num *frqTbl = calloc(MVAL, sizeof(num)), tblSz = MVAL, top = NUL, i;</text:p>
            <text:p text:style-name="P1"><text:s text:c="4"/>byte *outTbl = calloc(MVAL, sizeof(byte)), buf = GET();</text:p>
            <text:p text:style-name="P1"></text:p>
            <text:p text:style-name="P1"><text:s text:c="4"/>for(;!EF; buf = GET())</text:p>
            <text:p text:style-name="P1"><text:s text:c="4"/>{</text:p>
            <text:p text:style-name="P1"><text:s text:c="8"/>frqTbl[buf] ++;</text:p>
            <text:p text:style-name="P1"><text:s text:c="8"/>if(frqTbl[buf] &gt; frqTbl[top]) top = buf;</text:p>
            <text:p text:style-name="P1"><text:s text:c="4"/>}</text:p>
            <text:p text:style-name="P1"></text:p>
            <text:p text:style-name="P1"><text:s text:c="4"/>for(;tblSz &amp;&amp; frqTbl[top] != NUL;tblSz --)</text:p>
            <text:p text:style-name="P1"><text:s text:c="4"/>{</text:p>
            <text:p text:style-name="P1"><text:s text:c="8"/>outTbl[MVAL - tblSz] = top, frqTbl[top] = 0;</text:p>
            <text:p text:style-name="P1"></text:p>
            <text:p text:style-name="P1"><text:s text:c="8"/>for(i = NUL; i &lt; MVAL; i ++) if(frqTbl[i] &gt; frqTbl[top]) top = i;</text:p>
            <text:p text:style-name="P1"><text:s text:c="4"/>}</text:p>
            <text:p text:style-name="P1"></text:p>
            <text:p text:style-name="P1"><text:s text:c="4"/>PUT(tblSz = MVAL - tblSz);</text:p>
            <text:p text:style-name="P1"></text:p>
            <text:p text:style-name="P1"><text:s text:c="4"/>for(i = NUL; i &lt; tblSz; i ++)</text:p>
            <text:p text:style-name="P1"><text:s text:c="4"/>{</text:p>
            <text:p text:style-name="P1"><text:s text:c="8"/>PUT(outTbl[i]);</text:p>
            <text:p text:style-name="P1"><text:s text:c="8"/>frqTbl[outTbl[i]] = i;</text:p>
            <text:p text:style-name="P1"><text:s text:c="4"/>}</text:p>
            <text:p text:style-name="P1"></text:p>
            <text:p text:style-name="P1"><text:s text:c="4"/>fseek(stdin, 0, SEEK_SET);</text:p>
            <text:p text:style-name="P1"></text:p>
            <text:p text:style-name="P1"><text:s text:c="4"/>for(buf = GET(); !EF; buf = GET()) PUT(frqTbl[buf]);</text:p>
            <text:p text:style-name="P1"></text:p>
            <text:p text:style-name="P1"><text:s text:c="4"/>return 0;</text:p>
            <text:p text:style-name="P1">}</text:p>
          </table:table-cell>
        </table:table-row>
      </table:table>
      <text:p text:style-name="P13"/>
      <text:p text:style-name="P13"/>
      <text:p text:style-name="P13"/>
      <text:p text:style-name="P13"/>
      <text:p text:style-name="P13"><text:soft-page-break/>adec</text:p>
      <text:p text:style-name="P8">a<text:span text:style-name="T2">cmp </text:span>dec<text:span text:style-name="T2">oder</text:span></text:p>
      <text:p text:style-name="P11"><text:span text:style-name="T2">decodes the data encoded by acmp.</text:span></text:p>
      <table:table table:name="Table1" table:style-name="Table1">
        <table:table-column table:style-name="Table1.A"/>
        <table:table-column table:style-name="Table1.B"/>
        <table:table-row>
          <table:table-cell table:style-name="Table1.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able:table-cell>
          <table:table-cell table:style-name="Table1.B1" office:value-type="string">
            <text:p text:style-name="P1">#include “common.h”</text:p>
            <text:p text:style-name="P1"></text:p>
            <text:p text:style-name="P1">int main()</text:p>
            <text:p text:style-name="P1">{</text:p>
            <text:p text:style-name="P1"><text:s text:c="4"/>num tblSz = GET(), i = NUL;</text:p>
            <text:p text:style-name="P1"><text:s text:c="4"/>byte *table = calloc(MVAL, sizeof(byte)), buf = GET();</text:p>
            <text:p text:style-name="P1"></text:p>
            <text:p text:style-name="P1"><text:s text:c="4"/>for(; i &lt; tblSz &amp;&amp; !EF; i ++, buf = GET()) table[i] = buf;</text:p>
            <text:p text:style-name="P1"></text:p>
            <text:p text:style-name="P1"><text:s text:c="4"/>for(; !EF; buf = GET()) PUT(table[buf]);</text:p>
            <text:p text:style-name="P1"></text:p>
            <text:p text:style-name="P1"><text:s text:c="4"/>return 0;</text:p>
            <text:p text:style-name="P1">}</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text:soft-page-break/>a2f</text:p>
      <text:p text:style-name="P8">a<text:span text:style-name="T2">udio </text:span>to<text:span text:style-name="T2"> </text:span>f<text:span text:style-name="T2">ile</text:span></text:p>
      <text:p text:style-name="P11"><text:span text:style-name="T2">reads raw unsigned 8-bit pcm from stdin and writes the data obtained through CreSP/I to stdout</text:span></text:p>
      <table:table table:name="Table2" table:style-name="Table2">
        <table:table-column table:style-name="Table2.A"/>
        <table:table-column table:style-name="Table2.B"/>
        <table:table-row>
          <table:table-cell table:style-name="Table2.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able:table-cell>
          <table:table-cell table:style-name="Table2.B1" office:value-type="string">
            <text:p text:style-name="P1">#include “common.h”</text:p>
            <text:p text:style-name="P1"></text:p>
            <text:p text:style-name="P1">#define SKIP 200</text:p>
            <text:p text:style-name="P1">#define CLENI 1</text:p>
            <text:p text:style-name="P1">#define WCOR 1</text:p>
            <text:p text:style-name="P1">#define THRSH 50</text:p>
            <text:p text:style-name="P1"></text:p>
            <text:p text:style-name="P1">num bLen = 1;</text:p>
            <text:p text:style-name="P1"></text:p>
            <text:p text:style-name="P1">num rounded(double di, double dv)</text:p>
            <text:p text:style-name="P1">{</text:p>
            <text:p text:style-name="P1"><text:s text:c="4"/>double d = di / dv;</text:p>
            <text:p text:style-name="P1"><text:s text:c="4"/>num n = d;</text:p>
            <text:p text:style-name="P1"><text:s text:c="4"/>double f = d - n;</text:p>
            <text:p text:style-name="P1"></text:p>
            <text:p text:style-name="P1"><text:s text:c="4"/>return n + (f &gt; 0.445);</text:p>
            <text:p text:style-name="P1">}</text:p>
            <text:p text:style-name="P1"></text:p>
            <text:p text:style-name="P1">num getWave()</text:p>
            <text:p text:style-name="P1">{</text:p>
            <text:p text:style-name="P1"><text:s text:c="4"/>num cLen = CLENI;</text:p>
            <text:p text:style-name="P1"></text:p>
            <text:p text:style-name="P1"><text:s text:c="4"/>while(GET() &lt; THRSH &amp;&amp; !EF);</text:p>
            <text:p text:style-name="P1"><text:s text:c="4"/>while(GET() &gt;= THRSH &amp;&amp; !EF) cLen ++;</text:p>
            <text:p text:style-name="P1"></text:p>
            <text:p text:style-name="P1"><text:s text:c="4"/>return rounded(cLen, bLen) - WCOR;</text:p>
            <text:p text:style-name="P1">}</text:p>
            <text:p text:style-name="P1"></text:p>
            <text:p text:style-name="P1">int main( void )</text:p>
            <text:p text:style-name="P1">{</text:p>
            <text:p text:style-name="P1"><text:s text:c="4"/>byte buf;</text:p>
            <text:p text:style-name="P1"></text:p>
            <text:p text:style-name="P1"><text:s text:c="4"/>fseek(stdin, SKIP, SEEK_SET);</text:p>
            <text:p text:style-name="P1"><text:s text:c="4"/>getWave();</text:p>
            <text:p text:style-name="P1"><text:s text:c="4"/>bLen = getWave() + WCOR;</text:p>
            <text:p text:style-name="P1"></text:p>
            <text:p text:style-name="P1"><text:s text:c="4"/>while(!EF &amp;&amp; getWave() != LEND);</text:p>
            <text:p text:style-name="P1"><text:s text:c="4"/>for(buf = getWave(); !EF; buf = getWave()) PUT(buf);</text:p>
            <text:p text:style-name="P1"></text:p>
            <text:p text:style-name="P1"><text:s text:c="4"/>PUT(buf);</text:p>
            <text:p text:style-name="P1"></text:p>
            <text:p text:style-name="P1"><text:s text:c="4"/>return 0;</text:p>
            <text:p text:style-name="P1">}</text:p>
          </table:table-cell>
        </table:table-row>
      </table:table>
      <text:p text:style-name="P13"/>
      <text:p text:style-name="P13"/>
      <text:p text:style-name="P13"><text:soft-page-break/>f2a</text:p>
      <text:p text:style-name="P8">f<text:span text:style-name="T2">ile </text:span>to<text:span text:style-name="T2"> </text:span>a<text:span text:style-name="T2">udio</text:span></text:p>
      <text:p text:style-name="P11"><text:span text:style-name="T2">encodes stdin to CreSP/I and writes the raw unsigned 8-bit PCM to stdout</text:span></text:p>
      <table:table table:name="Table3" table:style-name="Table3">
        <table:table-column table:style-name="Table3.A"/>
        <table:table-column table:style-name="Table3.B"/>
        <table:table-row>
          <table:table-cell table:style-name="Table3.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able:table-cell>
          <table:table-cell table:style-name="Table3.B1" office:value-type="string">
            <text:p text:style-name="P1">#include “common.h”</text:p>
            <text:p text:style-name="P1"></text:p>
            <text:p text:style-name="P1">#define TLEN 1</text:p>
            <text:p text:style-name="P1">#define HLEN 20000</text:p>
            <text:p text:style-name="P1">#define AMP 200</text:p>
            <text:p text:style-name="P1">#define LCOR 2</text:p>
            <text:p text:style-name="P1"></text:p>
            <text:p text:style-name="P1">void genWave(num len)</text:p>
            <text:p text:style-name="P1">{</text:p>
            <text:p text:style-name="P1"><text:s text:c="4"/>num tLen = TLEN;</text:p>
            <text:p text:style-name="P1"></text:p>
            <text:p text:style-name="P1"><text:s text:c="4"/>while(--tLen + LCOR) PUT(NUL);</text:p>
            <text:p text:style-name="P1"><text:s text:c="4"/>while(--len + LCOR) PUT(AMP);</text:p>
            <text:p text:style-name="P1">}</text:p>
            <text:p text:style-name="P1"></text:p>
            <text:p text:style-name="P1">int main( void )</text:p>
            <text:p text:style-name="P1">{</text:p>
            <text:p text:style-name="P1"><text:s text:c="4"/>num hLen = HLEN, buf = GET();</text:p>
            <text:p text:style-name="P1"></text:p>
            <text:p text:style-name="P1"><text:s text:c="4"/>while(--hLen) genWave(NUL);</text:p>
            <text:p text:style-name="P1"></text:p>
            <text:p text:style-name="P1"><text:s text:c="4"/>genWave(LEND);</text:p>
            <text:p text:style-name="P1"></text:p>
            <text:p text:style-name="P1"><text:s text:c="4"/>for(; !EF; buf = GET()) genWave(buf);</text:p>
            <text:p text:style-name="P1"></text:p>
            <text:p text:style-name="P1"><text:s text:c="4"/>return 0;</text:p>
            <text:p text:style-name="P1">}</text:p>
          </table:table-cell>
        </table:table-row>
      </table:table>
      <text:p text:style-name="P13">common.h</text:p>
      <text:p text:style-name="P8"><text:span text:style-name="T2">common inclusions and definitions</text:span></text:p>
      <table:table table:name="Table4" table:style-name="Table4">
        <table:table-column table:style-name="Table4.A"/>
        <table:table-column table:style-name="Table4.B"/>
        <table:table-row>
          <table:table-cell table:style-name="Table4.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able:table-cell>
          <table:table-cell table:style-name="Table4.B1" office:value-type="string">
            <text:p text:style-name="P1">#include &lt;stdio.h&gt;</text:p>
            <text:p text:style-name="P1">#include &lt;stdlib.h&gt;</text:p>
            <text:p text:style-name="P1"/>
            <text:p text:style-name="P1">#define PUT putchar</text:p>
            <text:p text:style-name="P1">#define GET getchar</text:p>
            <text:p text:style-name="P1">#define EF feof(stdin)</text:p>
            <text:p text:style-name="P1">#define NUL 0</text:p>
            <text:p text:style-name="P1">#define LEND 255</text:p>
            <text:p text:style-name="P1">#define MVAL 256</text:p>
            <text:p text:style-name="P1"/>
            <text:p text:style-name="P1">typedef unsigned int num;</text:p>
            <text:p text:style-name="P1">typedef unsigned char byte;</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20T20:58:40</meta:creation-date>
    <dc:date>2016-10-20T22:30:16</dc:date>
    <meta:editing-duration>PT1H31M37S</meta:editing-duration>
    <meta:editing-cycles>27</meta:editing-cycles>
    <meta:generator>OpenOffice/4.1.2$Linux OpenOffice.org_project/412m3$Build-9782</meta:generator>
    <meta:document-statistic meta:table-count="5" meta:image-count="0" meta:object-count="0" meta:page-count="7" meta:paragraph-count="284" meta:word-count="810" meta:character-count="4434"/>
  </office:meta>
</office:document-meta>
</file>